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6.06mm"/>
    </style:style>
    <style:style style:name="co2" style:family="table-column">
      <style:table-column-properties fo:break-before="auto" style:column-width="14.64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5.9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fo:wrap-option="wrap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fo:background-color="transparent" fo:wrap-option="wrap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fo:background-color="#00cc00" fo:wrap-option="wrap"/>
      <style:text-properties fo:color="#ffff99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ff" style:text-align-source="fix" style:repeat-content="false" fo:wrap-option="wrap"/>
      <style:paragraph-properties fo:text-align="end"/>
      <style:text-properties fo:color="#ffff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/>
      <style:paragraph-properties fo:text-align="end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00cc00" style:text-align-source="fix" style:repeat-content="false" fo:wrap-option="wrap"/>
      <style:paragraph-properties fo:text-align="end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/>
    </style:style>
    <style:style style:name="ce13" style:family="table-cell" style:parent-style-name="Default">
      <style:table-cell-properties fo:background-color="#00cc00" style:text-align-source="fix" style:repeat-content="false" fo:wrap-option="wrap"/>
      <style:paragraph-properties fo:text-align="end"/>
      <style:text-properties fo:color="#ffff99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style:use-window-font-color="true"/>
    </style:style>
    <style:style style:name="ce16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BOM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4" table:default-cell-style-name="ce16"/>
        <table:table-column table:style-name="co5" table:default-cell-style-name="Default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>
            <text:p>Product</text:p>
          </table:table-cell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Number</text:p>
          </table:table-cell>
          <table:table-cell table:style-name="ce7" office:value-type="string" calcext:value-type="string">
            <text:p>I/N</text:p>
          </table:table-cell>
          <table:table-cell table:style-name="ce7" office:value-type="string" calcext:value-type="string">
            <text:p>Budget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/>
          <table:table-cell table:style-name="ce8" table:number-columns-repeated="3"/>
          <table:table-cell table:style-name="ce10" table:formula="of:=SUM([.E4:.E50])" office:value-type="float" office:value="3686.43" calcext:value-type="float">
            <text:p>3686.43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3" office:value-type="string" calcext:value-type="string">
            <text:p>Subfloor and Foundation</text:p>
          </table:table-cell>
          <table:table-cell table:style-name="ce9" table:number-columns-repeated="4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australian-builders-20kg-concrete-mix_p0761537" xlink:type="simple">Australian Builders 20kg Concrete Mix</text:a></text:p>
          </table:table-cell>
          <table:table-cell table:style-name="ce8" office:value-type="float" office:value="7.5" calcext:value-type="float">
            <text:p>7.5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0" table:formula="of:=[.B4]*[.C4]" office:value-type="float" office:value="90" calcext:value-type="float">
            <text:p>90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pryda-300-x-90mm-heavy-duty-galvanised-post-anchor-full-stirrup_p1070041" xlink:type="simple">Pryda 300 x 90mm Post Anchor</text:a></text:p>
          </table:table-cell>
          <table:table-cell table:style-name="ce8" office:value-type="float" office:value="7.95" calcext:value-type="float">
            <text:p>7.95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0" table:formula="of:=[.B5]*[.C5]" office:value-type="float" office:value="95.4" calcext:value-type="float">
            <text:p>95.4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h3-treated-pine-outdoor-timber-framing-mgp-10-90-x-45mm-linear-metre_p9001099" xlink:type="simple">Treated Pine 90x45mm H3-10 2.4m</text:a>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10" table:formula="of:=[.B6]*[.C6]" office:value-type="float" office:value="228.06" calcext:value-type="float">
            <text:p>228.06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h3-treated-pine-outdoor-timber-framing-mgp-10-70-x-45mm-linear-metre_p9001023" xlink:type="simple">Treated Pine 70x45mm H3-10 2.4m</text:a></text:p>
          </table:table-cell>
          <table:table-cell table:style-name="ce8" office:value-type="float" office:value="9.46" calcext:value-type="float">
            <text:p>9.46</text:p>
          </table:table-cell>
          <table:table-cell table:style-name="ce8" office:value-type="float" office:value="19" calcext:value-type="float">
            <text:p>19</text:p>
          </table:table-cell>
          <table:table-cell table:style-name="ce8"/>
          <table:table-cell table:style-name="ce10" table:formula="of:=[.B7]*[.C7]" office:value-type="float" office:value="179.74" calcext:value-type="float">
            <text:p>179.74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/>
          <table:table-cell table:style-name="ce8" table:number-columns-repeated="3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3" office:value-type="string" calcext:value-type="string">
            <text:p>Floor</text:p>
          </table:table-cell>
          <table:table-cell table:style-name="ce9" table:number-columns-repeated="4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structaflor-1800-x-900-x-19mm-yellow-tongue-particle-board-flooring_p0460028" xlink:type="simple">1800 x 900 x 19mm Yellow Tongue</text:a></text:p>
          </table:table-cell>
          <table:table-cell table:style-name="ce8" office:value-type="float" office:value="24.9" calcext:value-type="float">
            <text:p>24.9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10" table:formula="of:=[.B10]*[.C10]" office:value-type="float" office:value="249" calcext:value-type="float">
            <text:p>249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/>
          <table:table-cell table:style-name="ce8" table:number-columns-repeated="3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3" office:value-type="string" calcext:value-type="string">
            <text:p>Wall Frame Front</text:p>
          </table:table-cell>
          <table:table-cell table:style-name="ce9"/>
          <table:table-cell table:style-name="ce13" table:number-columns-repeated="2"/>
          <table:table-cell table:style-name="ce9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35mm-mgp10-h2f-termite-treated-blue-pine-timber-framing-linear-metre_p8030989" xlink:type="simple">Treated Pine 90x35mm H2F-10 2.4m</text:a>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28" calcext:value-type="float">
            <text:p>28</text:p>
          </table:table-cell>
          <table:table-cell table:style-name="ce8"/>
          <table:table-cell table:style-name="ce10" table:formula="of:=[.B13]*[.C13]" office:value-type="float" office:value="182" calcext:value-type="float">
            <text:p>182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45mm-mgp10-h2f-termite-treated-blue-pine-timber-framing-linear-metre_p8031012" xlink:type="simple">Treated Pine 90x45mm H2F-10 2.4m</text:a>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0" table:formula="of:=[.B14]*[.C14]" office:value-type="float" office:value="32" calcext:value-type="float">
            <text:p>32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/>
          <table:table-cell table:style-name="ce8" table:number-columns-repeated="3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3" office:value-type="string" calcext:value-type="string">
            <text:p>Wall Frame Side</text:p>
          </table:table-cell>
          <table:table-cell table:style-name="ce9"/>
          <table:table-cell table:style-name="ce13" table:number-columns-repeated="2"/>
          <table:table-cell table:style-name="ce9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35mm-mgp10-h2f-termite-treated-blue-pine-timber-framing-linear-metre_p8030989" xlink:type="simple">Treated Pine 90x35mm H2F-10 2.4m</text:a>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style-name="ce10" table:formula="of:=[.B17]*[.C17]" office:value-type="float" office:value="58.5" calcext:value-type="float">
            <text:p>58.5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/>
          <table:table-cell table:style-name="ce8" table:number-columns-repeated="3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3" office:value-type="string" calcext:value-type="string">
            <text:p>Wall Frame Back</text:p>
          </table:table-cell>
          <table:table-cell table:style-name="ce9"/>
          <table:table-cell table:style-name="ce13" table:number-columns-repeated="2"/>
          <table:table-cell table:style-name="ce9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35mm-mgp10-h2f-termite-treated-blue-pine-timber-framing-linear-metre_p8030989" xlink:type="simple">Treated Pine 90x35mm H2F-10 2.4m</text:a>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21" calcext:value-type="float">
            <text:p>21</text:p>
          </table:table-cell>
          <table:table-cell table:style-name="ce8"/>
          <table:table-cell table:style-name="ce10" table:formula="of:=[.B20]*[.C20]" office:value-type="float" office:value="136.5" calcext:value-type="float">
            <text:p>136.5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45mm-mgp10-h2f-termite-treated-blue-pine-timber-framing-linear-metre_p8031012" xlink:type="simple">Treated Pine 90x45mm H2F-10 2.4m</text:a>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0" table:formula="of:=[.B21]*[.C21]" office:value-type="float" office:value="32" calcext:value-type="float">
            <text:p>32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/>
          <table:table-cell table:style-name="ce8" table:number-columns-repeated="3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3" office:value-type="string" calcext:value-type="string">
            <text:p>Roof Support Rack</text:p>
          </table:table-cell>
          <table:table-cell table:style-name="ce9"/>
          <table:table-cell table:style-name="ce13" table:number-columns-repeated="2"/>
          <table:table-cell table:style-name="ce9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35mm-mgp10-h2f-termite-treated-blue-pine-timber-framing-linear-metre_p8030989" xlink:type="simple">Treated Pine 90x35mm H2F-10 2.4m</text:a>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0" table:formula="of:=[.B24]*[.C24]" office:value-type="float" office:value="26" calcext:value-type="float">
            <text:p>26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h3-treated-pine-outdoor-timber-framing-mgp-10-90-x-45mm-linear-metre_p9001099" xlink:type="simple">Treated Pine 90x45mm H3-10 2.4m</text:a>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0" table:formula="of:=[.B25]*[.C25]" office:value-type="float" office:value="50.68" calcext:value-type="float">
            <text:p>50.68</text:p>
          </table:table-cell>
          <table:table-cell/>
          <table:table-cell table:style-name="ce6" table:number-columns-repeated="1008"/>
        </table:table-row>
        <table:table-row table:style-name="ro1">
          <table:table-cell table:style-name="ce4" office:value-type="string" calcext:value-type="string">
            <text:p>Non-structure 70x35mm 2.4m</text:p>
          </table:table-cell>
          <table:table-cell table:style-name="ce10" office:value-type="float" office:value="2.88" calcext:value-type="float">
            <text:p>2.88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table:formula="of:=[.B26]*[.C26]" office:value-type="float" office:value="17.28" calcext:value-type="float">
            <text:p>17.28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Roof Panel and Rafter</text:p>
          </table:table-cell>
          <table:table-cell table:style-name="ce9" table:number-columns-repeated="4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70-x-45mm-mgp10-untreated-pine-timber-framing-linear-metre_p8030023" xlink:type="simple">Untreated Pine 70x45mm MGP10 3m</text:a>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table:formula="of:=[.B29]*[.C29]" office:value-type="float" office:value="129.6" calcext:value-type="float">
            <text:p>129.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Non-structure 70x35mm 2.4m</text:p>
          </table:table-cell>
          <table:table-cell table:style-name="ce10" office:value-type="float" office:value="2.88" calcext:value-type="float">
            <text:p>2.88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0" table:formula="of:=[.B30]*[.C30]" office:value-type="float" office:value="40.32" calcext:value-type="float">
            <text:p>40.32</text:p>
          </table:table-cell>
          <table:table-cell table:number-columns-repeated="1009"/>
        </table:table-row>
        <table:table-row table:style-name="ro1" table:number-rows-repeated="2">
          <table:table-cell table:style-name="ce4"/>
          <table:table-cell table:style-name="ce10"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3" office:value-type="string" calcext:value-type="string">
            <text:p>Roofing</text:p>
          </table:table-cell>
          <table:table-cell table:style-name="ce9" table:number-columns-repeated="4"/>
          <table:table-cell/>
          <table:table-cell table:style-name="ce6" table:number-columns-repeated="1008"/>
        </table:table-row>
        <table:table-row table:style-name="ro1">
          <table:table-cell table:style-name="ce4" office:value-type="string" calcext:value-type="string">
            <text:p><text:a xlink:href="https://www.bunnings.com.au/colorbond-steel-xrw-s-rib-corrugated-42-bmt-steel-roofing-dune_p1140732" xlink:type="simple">COLORBOND XRW S-Rib™  .42 BMT</text:a></text:p>
          </table:table-cell>
          <table:table-cell table:style-name="ce10" office:value-type="float" office:value="43.8" calcext:value-type="float">
            <text:p>43.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I/N: 1140747</text:p>
          </table:table-cell>
          <table:table-cell table:style-name="ce10" table:formula="of:=[.B34]*[.C34]" office:value-type="float" office:value="438" calcext:value-type="float">
            <text:p>438</text:p>
          </table:table-cell>
          <table:table-cell table:number-columns-repeated="1009"/>
        </table:table-row>
        <table:table-row table:style-name="ro1">
          <table:table-cell table:style-name="ce4"/>
          <table:table-cell table:style-name="ce10"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3" office:value-type="string" calcext:value-type="string">
            <text:p>Cladding </text:p>
          </table:table-cell>
          <table:table-cell table:style-name="ce9" table:number-columns-repeated="4"/>
          <table:table-cell/>
          <table:table-cell table:style-name="ce6" table:number-columns-repeated="1008"/>
        </table:table-row>
        <table:table-row table:style-name="ro1">
          <table:table-cell table:style-name="ce4" office:value-type="string" calcext:value-type="string">
            <text:p><text:a xlink:href="https://www.bunnings.com.au/170-x-19mm-knotty-cedar-weatherboard-cladding-full-pack-per-lineal-metre_p0100362" xlink:type="simple">170 x 19mm Knotty Cedar  Full Pack</text:a></text:p>
          </table:table-cell>
          <table:table-cell table:style-name="ce10" office:value-type="float" office:value="5.81" calcext:value-type="float">
            <text:p>5.81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string" calcext:value-type="string">
            <text:p>I/N: 0100362</text:p>
          </table:table-cell>
          <table:table-cell table:style-name="ce10" table:formula="of:=[.B37]*[.C37]" office:value-type="float" office:value="1365.35" calcext:value-type="float">
            <text:p>1365.3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bunnings.com.au/suntuf-1800-x-660mm-mini-orb-polycarbonate-sheet_p1010612" xlink:type="simple">Mini Orb Polycarbonate 1800 x 660mm </text:a>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bunnings.com.au/suntuf-600-x-1200-x-3mm-clear-pvc-handisheet_p1010176" xlink:type="simple">Clear PVC Handisheet 600 x 1200 x 3</text:a>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2"/>
          <table:table-cell table:number-columns-repeated="1009"/>
        </table:table-row>
        <table:table-row table:style-name="ro1">
          <table:table-cell table:style-name="ce4"/>
          <table:table-cell table:style-name="ce10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Insulations</text:p>
          </table:table-cell>
          <table:table-cell table:style-name="ce9" table:number-columns-repeated="4"/>
          <table:table-cell/>
          <table:table-cell table:style-name="ce6" table:number-columns-repeated="1008"/>
        </table:table-row>
        <table:table-row table:style-name="ro1">
          <table:table-cell table:style-name="ce4" office:value-type="string" calcext:value-type="string">
            <text:p><text:a xlink:href="https://www.bunnings.com.au/earthwool-r-2-0-90-x-580mm-21-53m2-wall-insulation-batts-32-pack_p0810325" xlink:type="simple">Earthwool R-2.0 580mm 21.53m2</text:a>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table:formula="of:=[.B42]*[.C42]" office:value-type="float" office:value="186" calcext:value-type="float">
            <text:p>186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bunnings.com.au/ametalin-1350mm-x-60m-silversark-extra-heavy-duty-roof-and-wall-insulation_p0810107" xlink:type="simple">Ametalin 1350mm x 60m SilverSark® Extra Heavy Duty</text:a>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oof and wall</text:p>
          </table:table-cell>
          <table:table-cell table:style-name="ce10" table:formula="of:=[.B43]*[.C43]" office:value-type="float" office:value="115" calcext:value-type="float">
            <text:p>115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<text:a xlink:href="https://www.bunnings.com.au/zenith-19mm-x-700m-poly-pro-insulation-strapping_p0810984" xlink:type="simple">Zenith 19mm x 700m Insulation Strapping</text:a>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35" calcext:value-type="float">
            <text:p>35</text:p>
          </table:table-cell>
          <table:table-cell table:number-columns-repeated="1009"/>
        </table:table-row>
        <table:table-row table:style-name="ro1" table:number-rows-repeated="2">
          <table:table-cell table:style-name="ce4"/>
          <table:table-cell table:style-name="ce10" table:number-columns-repeated="3"/>
          <table:table-cell table:style-name="ce14"/>
          <table:table-cell table:number-columns-repeated="1009"/>
        </table:table-row>
        <table:table-row table:style-name="ro1">
          <table:table-cell table:style-name="ce3" office:value-type="string" calcext:value-type="string">
            <text:p>Timber Subtotal</text:p>
          </table:table-cell>
          <table:table-cell table:style-name="ce9"/>
          <table:table-cell table:style-name="ce13" table:number-columns-repeated="2"/>
          <table:table-cell table:style-name="ce9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h3-treated-pine-outdoor-timber-framing-mgp-10-90-x-45mm-linear-metre_p9001099" xlink:type="simple">Treated Pine 90x45mm H3-10 2.4m</text:a>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h3-treated-pine-outdoor-timber-framing-mgp-10-70-x-45mm-linear-metre_p9001023" xlink:type="simple">Treated Pine 70x45mm H3-10 2.4m</text:a></text:p>
          </table:table-cell>
          <table:table-cell table:style-name="ce8" office:value-type="float" office:value="9.46" calcext:value-type="float">
            <text:p>9.46</text:p>
          </table:table-cell>
          <table:table-cell table:style-name="ce8" table:formula="of:=SUM([.C7])" office:value-type="float" office:value="19" calcext:value-type="float">
            <text:p>19</text:p>
          </table:table-cell>
          <table:table-cell table:style-name="ce8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35mm-mgp10-h2f-termite-treated-blue-pine-timber-framing-linear-metre_p8030989" xlink:type="simple">Treated Pine 90x35mm H2F-10 2.4m</text:a></text:p>
          </table:table-cell>
          <table:table-cell table:style-name="ce8" office:value-type="float" office:value="6.5" calcext:value-type="float">
            <text:p>6.5</text:p>
          </table:table-cell>
          <table:table-cell table:style-name="ce8" table:formula="of:=SUM([.C13];[.C17];[.C20];[.C24])" office:value-type="float" office:value="62" calcext:value-type="float">
            <text:p>62</text:p>
          </table:table-cell>
          <table:table-cell table:style-name="ce8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2" office:value-type="string" calcext:value-type="string">
            <text:p><text:a xlink:href="https://www.bunnings.com.au/90-x-45mm-mgp10-h2f-termite-treated-blue-pine-timber-framing-linear-metre_p8031012" xlink:type="simple">Treated Pine 90x45mm H2F-10 2.4m</text:a>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0"/>
          <table:table-cell/>
          <table:table-cell table:style-name="ce6" table:number-columns-repeated="1008"/>
        </table:table-row>
        <table:table-row table:style-name="ro1">
          <table:table-cell table:style-name="ce4" office:value-type="string" calcext:value-type="string">
            <text:p><text:a xlink:href="https://www.bunnings.com.au/70-x-35mm-mgp10-h2f-termite-treated-blue-pine-timber-framing-linear-metre_p8030943" xlink:type="simple">Treated Pine 70x35mm H2F-10 3m</text:a></text:p>
          </table:table-cell>
          <table:table-cell table:style-name="ce10" office:value-type="float" office:value="7.92" calcext:value-type="float">
            <text:p>7.9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4"/>
          <table:table-cell table:number-columns-repeated="1009"/>
        </table:table-row>
        <table:table-row table:style-name="ro1" table:number-rows-repeated="2">
          <table:table-cell table:style-name="ce5"/>
          <table:table-cell table:style-name="ce11" table:number-columns-repeated="3"/>
          <table:table-cell table:style-name="ce15"/>
          <table:table-cell table:number-columns-repeated="1009"/>
        </table:table-row>
        <table:table-row table:style-name="ro1" table:number-rows-repeated="1048521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5P2" style:volatile="true">
      <number:currency-symbol/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7P0" style:volatile="true">
      <number:month/>
      <number:text>/</number:text>
      <number:day/>
      <number:text>/</number:text>
      <number:year number:style="long"/>
    </number:date-style>
    <number:text-style style:name="N127">
      <number:text-content/>
      <style:map style:condition="value()&lt;=1.79769313486232E+308" style:apply-style-name="N127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00:48:25.518055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xu</meta:initial-creator>
    <meta:creation-date>2016-11-11T09:00:34.872965604</meta:creation-date>
    <dc:date>2019-03-19T00:50:14.736984524</dc:date>
    <meta:editing-duration>PT12H7M35S</meta:editing-duration>
    <meta:editing-cycles>35</meta:editing-cycles>
    <meta:generator>LibreOffice/5.2.7.2$Linux_X86_64 LibreOffice_project/20m0$Build-2</meta:generator>
    <meta:document-statistic meta:table-count="1" meta:cell-count="121" meta:object-count="0"/>
  </office:meta>
</office:document-meta>
</file>